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 style:master-page-name="">
      <style:paragraph-properties fo:margin-left="0cm" fo:margin-right="0cm" fo:text-indent="0cm" style:auto-text-indent="false" style:page-number="auto">
        <style:tab-stops>
          <style:tab-stop style:position="7.752cm"/>
        </style:tab-stops>
      </style:paragraph-properties>
      <style:text-properties officeooo:rsid="00014d49" officeooo:paragraph-rsid="00014d49"/>
    </style:style>
    <style:style style:name="P2" style:family="paragraph" style:parent-style-name="Standard">
      <style:paragraph-properties fo:margin-left="0cm" fo:margin-right="0cm" fo:text-indent="0cm" style:auto-text-indent="false">
        <style:tab-stops>
          <style:tab-stop style:position="7.752cm"/>
        </style:tab-stops>
      </style:paragraph-properties>
      <style:text-properties officeooo:rsid="00014d49" officeooo:paragraph-rsid="00014d4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oft-page-break/><text:tab/>RESUME</text:p>
      <text:p text:style-name="P2"/>
      <text:p text:style-name="P2">Name <text:s text:c="11"/>: <text:s/>Saikrishna S Menon</text:p>
      <text:p text:style-name="P2">Address <text:s text:c="7"/>: <text:s text:c="3"/>Chitteyeth house</text:p>
      <text:p text:style-name="P2"><text:s text:c="26"/>Vadakkumpuram P.O<text:tab/></text:p>
      <text:p text:style-name="P2"><text:s text:c="27"/>North Paravur</text:p>
      <text:p text:style-name="P2">DOB <text:s text:c="12"/>: <text:s text:c="3"/>22 September 1997</text:p>
      <text:p text:style-name="P2">Qualification: 10,12,BCA,MC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31T14:30:02.465639872</meta:creation-date>
    <dc:date>2020-01-31T14:39:30.417538447</dc:date>
    <meta:editing-duration>P0D</meta:editing-duration>
    <meta:editing-cycles>1</meta:editing-cycles>
    <meta:document-statistic meta:table-count="0" meta:image-count="0" meta:object-count="0" meta:page-count="2" meta:paragraph-count="7" meta:word-count="21" meta:character-count="230" meta:non-whitespace-character-count="124"/>
    <meta:generator>LibreOffice/4.2.8.2$Linux_x86 LibreOffice_project/420m0$Build-2</meta:generator>
  </office:meta>
</office:document-meta>
</file>